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 office:value-type="string" calcext:value-type="string">
            <text:p>bmove,bset,d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 office:value-type="string" calcext:value-type="string">
            <text:p>clr2,idx2,idx3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 office:value-type="string" calcext:value-type="string">
            <text:p>com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 office:value-type="string" calcext:value-type="string">
            <text:p>in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 office:value-type="string" calcext:value-type="string">
            <text:p>de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 office:value-type="string" calcext:value-type="string">
            <text:p>mul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 office:value-type="string" calcext:value-type="string">
            <text:p>tst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 (idx)</text:p>
          </table:table-cell>
          <table:table-cell table:style-name="ce288" office:value-type="string" calcext:value-type="string">
            <text:p>l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 (idx)</text:p>
          </table:table-cell>
          <table:table-cell table:style-name="ce288" office:value-type="string" calcext:value-type="string">
            <text:p>r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 (idx)</text:p>
          </table:table-cell>
          <table:table-cell table:style-name="ce288" office:value-type="string" calcext:value-type="string">
            <text:p>a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 (idx)</text:p>
          </table:table-cell>
          <table:table-cell table:style-name="ce288" office:value-type="string" calcext:value-type="string">
            <text:p>as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 (idx)</text:p>
          </table:table-cell>
          <table:table-cell table:style-name="ce288" office:value-type="string" calcext:value-type="string">
            <text:p>ro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 office:value-type="string" calcext:value-type="string">
            <text:p>l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 office:value-type="string" calcext:value-type="string">
            <text:p>ro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 office:value-type="string" calcext:value-type="string">
            <text:p>a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 office:value-type="string" calcext:value-type="string">
            <text:p>as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 office:value-type="string" calcext:value-type="string">
            <text:p>ro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0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 office:value-type="string" calcext:value-type="string">
            <text:p>l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 office:value-type="string" calcext:value-type="string">
            <text:p>div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 office:value-type="string" calcext:value-type="string">
            <text:p>l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 (idx)</text:p>
          </table:table-cell>
          <table:table-cell table:style-name="ce288" office:value-type="string" calcext:value-type="string">
            <text:p>l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 office:value-type="string" calcext:value-type="string">
            <text:p>ro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 (idx)</text:p>
          </table:table-cell>
          <table:table-cell table:style-name="ce288" office:value-type="string" calcext:value-type="string">
            <text:p>ro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 office:value-type="string" calcext:value-type="string">
            <text:p>a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 (idx)</text:p>
          </table:table-cell>
          <table:table-cell table:style-name="ce288" office:value-type="string" calcext:value-type="string">
            <text:p>a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 office:value-type="string" calcext:value-type="string">
            <text:p>asl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 (idx)</text:p>
          </table:table-cell>
          <table:table-cell table:style-name="ce288" office:value-type="string" calcext:value-type="string">
            <text:p>as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 office:value-type="string" calcext:value-type="string">
            <text:p>rold</text:p>
          </table:table-cell>
          <table:table-cell table:style-name="ce158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 (idx)</text:p>
          </table:table-cell>
          <table:table-cell table:style-name="ce288" office:value-type="string" calcext:value-type="string">
            <text:p>ro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 office:value-type="string" calcext:value-type="string">
            <text:p>negw, 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 office:value-type="string" calcext:value-type="string">
            <text:p>cl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 office:value-type="string" calcext:value-type="string">
            <text:p>neg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 office:value-type="string" calcext:value-type="string">
            <text:p>neg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 office:value-type="string" calcext:value-type="string">
            <text:p>in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 office:value-type="string" calcext:value-type="string">
            <text:p>de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 office:value-type="string" calcext:value-type="string">
            <text:p>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 office:value-type="string" calcext:value-type="string">
            <text:p>ts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 office:value-type="string" calcext:value-type="string">
            <text:p>tst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 office:value-type="string" calcext:value-type="string">
            <text:p>abs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16:23:18.3523582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7T16:38:40.472600221</dc:date>
    <meta:editing-duration>P9DT23H15M47S</meta:editing-duration>
    <meta:editing-cycles>67</meta:editing-cycles>
    <meta:generator>LibreOffice/6.4.7.2$Linux_X86_64 LibreOffice_project/40$Build-2</meta:generator>
    <dc:creator>Pepe </dc:creator>
    <meta:document-statistic meta:table-count="7" meta:cell-count="6094" meta:object-count="0"/>
  </office:meta>
</office:document-meta>
</file>